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Verdana" svg:font-family="Verdana" style:font-family-generic="swiss" style:font-pitch="variable"/>
  </office:font-face-decls>
  <office:automatic-styles>
    <style:style style:name="P1" style:family="paragraph" style:parent-style-name="Standard">
      <style:text-properties style:font-name="Verdana" fo:font-size="11pt" officeooo:rsid="000967f9" officeooo:paragraph-rsid="000967f9" style:font-size-asian="11pt" style:font-size-complex="11pt"/>
    </style:style>
    <style:style style:name="P2" style:family="paragraph" style:parent-style-name="Standard">
      <style:text-properties officeooo:paragraph-rsid="000967f9"/>
    </style:style>
    <style:style style:name="P3" style:family="paragraph" style:parent-style-name="Text_20_body" style:list-style-name="L4">
      <style:text-properties style:font-name="Verdana" fo:font-size="11pt" officeooo:rsid="000967f9" officeooo:paragraph-rsid="000967f9" style:font-size-asian="11pt" style:font-size-complex="11pt"/>
    </style:style>
    <style:style style:name="P4" style:family="paragraph" style:parent-style-name="Text_20_body">
      <style:text-properties officeooo:paragraph-rsid="000967f9"/>
    </style:style>
    <style:style style:name="P5" style:family="paragraph" style:parent-style-name="Text_20_body" style:list-style-name="L4"/>
    <style:style style:name="P6" style:family="paragraph" style:parent-style-name="Text_20_body" style:list-style-name="L5">
      <style:text-properties officeooo:paragraph-rsid="000967f9"/>
    </style:style>
    <style:style style:name="T1" style:family="text">
      <style:text-properties style:font-name="Verdana"/>
    </style:style>
    <style:style style:name="T2" style:family="text">
      <style:text-properties style:font-name="Verdana" officeooo:rsid="000967f9"/>
    </style:style>
    <style:style style:name="T3" style:family="text">
      <style:text-properties fo:color="#c9211e" loext:opacity="100%" style:font-name="Verdana" officeooo:rsid="000967f9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yecto mínimo viable</text:p>
      <text:p text:style-name="P1"/>
      <text:p text:style-name="P1"/>
      <text:p text:style-name="P1">Debe incluir:</text:p>
      <text:p text:style-name="P1"/>
      <text:p text:style-name="P1">El usuario debe poder hacer login, ver la lista de sus reparaciones . Si clicka en una reparación concreta <text:s/>puede ver el estado de la misma.</text:p>
      <text:p text:style-name="P1"/>
      <text:p text:style-name="P1">Si el usuario entra como administrador debe poder ver todas sus reparaciones y el estado de las mismas. También debe poder modificar el estado. </text:p>
      <text:p text:style-name="P1"/>
      <text:p text:style-name="P1">Ambos tipos de usuario deben poder ver las secciones de contacto, servicios y salir.</text:p>
      <text:p text:style-name="P1"/>
      <text:p text:style-name="P1">EXTRAS SI DA TIEMPO:</text:p>
      <text:p text:style-name="P1"/>
      <text:p text:style-name="P1">Generar pdf de presupuesto (las librerías de generación de pdf tienen mala fama)</text:p>
      <text:p text:style-name="P1">Aceptar el pdf desde la propia app</text:p>
      <text:p text:style-name="P1">Fotos del equipo</text:p>
      <text:p text:style-name="P1"/>
      <text:p text:style-name="P1"/>
      <text:p text:style-name="P2"><text:span text:style-name="Source_20_Text"><text:span text:style-name="T2"/></text:span></text:p>
      <text:p text:style-name="P4"><text:span text:style-name="Source_20_Text"><text:span text:style-name="T2"/></text:span></text:p>
      <text:p text:style-name="P4"><text:span text:style-name="Source_20_Text"><text:span text:style-name="T2"/></text:span></text:p>
      <text:p text:style-name="P4"><text:span text:style-name="Source_20_Text"><text:span text:style-name="T2"/></text:span></text:p>
      <text:p text:style-name="P4"><text:span text:style-name="Source_20_Text"><text:span text:style-name="T2"/>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Verdana" svg:font-family="Verdana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6-01-22T09:45:28.017000000</meta:creation-date>
    <dc:date>2026-01-22T10:01:08.827000000</dc:date>
    <meta:editing-duration>PT15M41S</meta:editing-duration>
    <meta:editing-cycles>2</meta:editing-cycles>
    <meta:generator>LibreOffice/7.6.2.1$Windows_X86_64 LibreOffice_project/56f7684011345957bbf33a7ee678afaf4d2ba333</meta:generator>
    <meta:document-statistic meta:table-count="0" meta:image-count="0" meta:object-count="0" meta:page-count="1" meta:paragraph-count="9" meta:word-count="96" meta:character-count="553" meta:non-whitespace-character-count="464"/>
  </office:meta>
</office:document-meta>
</file>